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748cm" fo:min-width="3.895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7826" draw:marker-start-width="0.355cm" draw:marker-end-width="0.355cm" draw:fill="none" draw:textarea-horizontal-align="justify" draw:textarea-vertical-align="middle" draw:auto-grow-height="false" fo:min-height="2.748cm" fo:min-width="3.89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663399" draw:marker-start-width="0.355cm" draw:marker-end-width="0.355cm" draw:fill="none" draw:textarea-horizontal-align="justify" draw:textarea-vertical-align="middle" draw:auto-grow-height="false" fo:min-height="2.748cm" fo:min-width="3.895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6666ff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7.751cm" fo:min-width="12.835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6633"/>
    </style:style>
    <style:style style:name="P4" style:family="paragraph">
      <loext:graphic-properties draw:fill="none"/>
      <style:paragraph-properties fo:text-align="center"/>
      <style:text-properties fo:color="#006633"/>
    </style:style>
    <style:style style:name="P5" style:family="paragraph">
      <style:paragraph-properties fo:text-align="center"/>
      <style:text-properties fo:color="#6600cc"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6600cc" fo:font-size="16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style:text-properties fo:color="#3333ff"/>
    </style:style>
    <style:style style:name="P9" style:family="paragraph">
      <loext:graphic-properties draw:fill="none" draw:fill-color="#ffffff"/>
      <style:text-properties fo:color="#3333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  <style:text-properties fo:font-weight="bold"/>
    </style:style>
    <style:style style:name="T1" style:family="text">
      <style:text-properties fo:color="#006633"/>
    </style:style>
    <style:style style:name="T2" style:family="text">
      <style:text-properties fo:color="#6600cc" fo:font-size="16pt" style:font-size-asian="16pt" style:font-size-complex="16pt"/>
    </style:style>
    <style:style style:name="T3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3.048cm" svg:x="21.953cm" svg:y="7.313cm">
          <text:p text:style-name="P1">C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21.955cm" svg:y="10.652cm">
          <text:p text:style-name="P1">Strat C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21.955cm" svg:y="13.954cm">
          <text:p text:style-name="P1">No C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16.873cm" svg:y="5.916cm">
          <text:p text:style-name="P1">Leave out 1 c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16.875cm" svg:y="9.255cm">
          <text:p text:style-name="P1">Sweep training </text:p>
          <text:p text:style-name="P1">siz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16.875cm" svg:y="12.557cm">
          <text:p text:style-name="P1">Sweep </text:p>
          <text:p text:style-name="P1">stratif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12.049cm" svg:y="4.429cm">
          <text:p text:style-name="P1">Sweep clf </text:p>
          <text:p text:style-name="P1">param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6.84cm" svg:y="2.143cm">
          <text:p text:style-name="P1">RF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6.842cm" svg:y="5.572cm">
          <text:p text:style-name="P1">SVM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45cm" svg:height="3.048cm" svg:x="1.508cm" svg:y="1.127cm">
          <text:p text:style-name="P3"><text:span text:style-name="T1">Swee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45cm" svg:height="3.048cm" svg:x="21.955cm" svg:y="17.383cm">
          <text:p text:style-name="P5"><text:span text:style-name="T2">Return:</text:span></text:p>
          <text:p text:style-name="P5"><text:span text:style-name="T2">Dict of cv type:</text:span></text:p>
          <text:p text:style-name="P5"><text:span text:style-name="T2">List of fitted CLF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45cm" svg:height="3.048cm" svg:x="16.875cm" svg:y="17.383cm">
          <text:p text:style-name="P5"><text:span text:style-name="T2">Return:</text:span></text:p>
          <text:p text:style-name="P5"><text:span text:style-name="T2">Dict sweep type: </text:span></text:p>
          <text:p text:style-name="P5"><text:span text:style-name="T2">Dict of sweep </text:span></text:p>
          <text:p text:style-name="P5"><text:span text:style-name="T2">Param: 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45cm" svg:height="3.048cm" svg:x="11.795cm" svg:y="17.383cm">
          <text:p text:style-name="P5"><text:span text:style-name="T2">Return:</text:span></text:p>
          <text:p text:style-name="P5"><text:span text:style-name="T2">Dict of </text:span></text:p>
          <text:p text:style-name="P5"><text:span text:style-name="T2">Dict of </text:span></text:p>
          <text:p text:style-name="P5"><text:span text:style-name="T2">params: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45cm" svg:height="3.048cm" svg:x="6.969cm" svg:y="17.383cm">
          <text:p text:style-name="P5"><text:span text:style-name="T2">Return:</text:span></text:p>
          <text:p text:style-name="P5"><text:span text:style-name="T2">Dict of clf </text:span></text:p>
          <text:p text:style-name="P5"><text:span text:style-name="T2">name: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461cm" svg:y1="1cm" svg:x2="6.207cm" svg:y2="20.59cm">
          <text:p/>
        </draw:line>
        <draw:line draw:style-name="gr4" draw:text-style-name="P7" draw:layer="layout" svg:x1="11.795cm" svg:y1="1cm" svg:x2="11.541cm" svg:y2="20.59cm">
          <text:p/>
        </draw:line>
        <draw:line draw:style-name="gr4" draw:text-style-name="P2" draw:layer="layout" svg:x1="16.748cm" svg:y1="1cm" svg:x2="16.494cm" svg:y2="20.59cm">
          <text:p/>
        </draw:line>
        <draw:line draw:style-name="gr4" draw:text-style-name="P2" draw:layer="layout" svg:x1="21.701cm" svg:y1="1cm" svg:x2="21.447cm" svg:y2="20.59cm">
          <text:p/>
        </draw:line>
        <draw:frame draw:style-name="gr5" draw:text-style-name="P9" draw:layer="layout" svg:width="3.429cm" svg:height="0.954cm" svg:x="7.357cm" svg:y="1.12cm">
          <draw:text-box>
            <text:p text:style-name="P8"><text:span text:style-name="T3">Classifier</text:span></text:p>
          </draw:text-box>
        </draw:frame>
        <draw:frame draw:style-name="gr5" draw:text-style-name="P9" draw:layer="layout" svg:width="3.429cm" svg:height="1.657cm" svg:x="12.684cm" svg:y="1.062cm">
          <draw:text-box>
            <text:p text:style-name="P8"><text:span text:style-name="T3">Classifier</text:span></text:p>
            <text:p text:style-name="P8"><text:span text:style-name="T3">params</text:span></text:p>
          </draw:text-box>
        </draw:frame>
        <draw:frame draw:style-name="gr5" draw:text-style-name="P9" draw:layer="layout" svg:width="3.429cm" svg:height="1.657cm" svg:x="17.51cm" svg:y="1.189cm">
          <draw:text-box>
            <text:p text:style-name="P8"><text:span text:style-name="T3">Sweep type</text:span></text:p>
          </draw:text-box>
        </draw:frame>
        <draw:frame draw:style-name="gr5" draw:text-style-name="P9" draw:layer="layout" svg:width="3.429cm" svg:height="0.954cm" svg:x="22.59cm" svg:y="1.254cm">
          <draw:text-box>
            <text:p text:style-name="P8"><text:span text:style-name="T3">CV Type</text:span></text:p>
          </draw:text-box>
        </draw:frame>
        <draw:custom-shape draw:style-name="gr6" draw:text-style-name="P10" draw:layer="layout" svg:width="13.335cm" svg:height="8.001cm" svg:x="1.508cm" svg:y="9.0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429cm" svg:height="0.954cm" svg:x="6.842cm" svg:y="9.255cm">
          <draw:text-box>
            <text:p text:style-name="P8"><text:span text:style-name="T3">Plotting</text:span></text:p>
          </draw:text-box>
        </draw:frame>
        <draw:custom-shape draw:style-name="gr1" draw:text-style-name="P2" draw:layer="layout" svg:width="4.445cm" svg:height="3.048cm" svg:x="7.738cm" svg:y="10.238cm">
          <text:p text:style-name="P1">Analyze </text:p>
          <text:p text:style-name="P1">Accuracy for all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4.445cm" svg:height="3.048cm" svg:x="21.953cm" svg:y="7.313cm">
          <text:p text:style-name="P11">C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2.778cm" svg:y="10.271cm">
          <text:p text:style-name="P1">Plot(...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048cm" svg:x="7.698cm" svg:y="13.566cm">
          <text:p text:style-name="P1">ROC for all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45cm" svg:y1="11.668cm" svg:x2="6.969cm" svg:y2="17.383cm">
          <text:p/>
        </draw:line>
        <draw:line draw:style-name="gr7" draw:text-style-name="P2" draw:layer="layout" svg:x1="10.144cm" svg:y1="19.161cm" svg:x2="11.922cm" svg:y2="17.383cm">
          <text:p/>
        </draw:line>
        <draw:line draw:style-name="gr7" draw:text-style-name="P2" draw:layer="layout" svg:x1="15.224cm" svg:y1="19.542cm" svg:x2="17.002cm" svg:y2="17.383cm">
          <text:p/>
        </draw:line>
        <draw:line draw:style-name="gr7" draw:text-style-name="P2" draw:layer="layout" svg:x1="20.304cm" svg:y1="19.669cm" svg:x2="22.082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4:30:32.807749000</meta:creation-date>
    <dc:date>2015-07-15T15:05:03.449178000</dc:date>
    <meta:editing-duration>PT19M17S</meta:editing-duration>
    <meta:editing-cycles>5</meta:editing-cycles>
    <meta:generator>LibreOffice/4.4.0.3$MacOSX_X86_64 LibreOffice_project/de093506bcdc5fafd9023ee680b8c60e3e0645d7</meta:generator>
    <meta:document-statistic meta:object-count="32"/>
  </office:meta>
</office:document-meta>
</file>